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24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639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" style:family="table-cell" style:parent-style-name="Default" style:data-style-name="N10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5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61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 style:data-style-name="N10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8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 style:data-style-name="N5116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1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43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0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0</text:p>
          </table:table-cell>
          <table:table-cell table:formula="oooc:=[.C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12345'6789</text:p>
          </table:table-cell>
          <table:table-cell table:formula="oooc:=[.C4]" office:value-type="float" office:value="12345.6789">
            <text:p>12345,6789</text:p>
          </table:table-cell>
          <table:table-cell office:value-type="float" office:value="12345.6789">
            <text:p>12345,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200000</text:p>
          </table:table-cell>
          <table:table-cell table:formula="oooc:=[.C5]" office:value-type="float" office:value="1200000">
            <text:p>1,20E+006</text:p>
          </table:table-cell>
          <table:table-cell table:style-name="ce6" office:value-type="float" office:value="1200000">
            <text:p>1,20E+06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23456789</text:p>
          </table:table-cell>
          <table:table-cell table:formula="oooc:=[.C6]" office:value-type="float" office:value="123456789">
            <text:p>123456789</text:p>
          </table:table-cell>
          <table:table-cell office:value-type="float" office:value="123456789">
            <text:p>12345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0'1</text:p>
          </table:table-cell>
          <table:table-cell table:formula="oooc:=[.C7]" office:value-type="percentage" office:value="0.1">
            <text:p>10,00%</text:p>
          </table:table-cell>
          <table:table-cell table:style-name="ce7" office:value-type="percentage" office:value="0.1">
            <text:p>10%</text:p>
          </table:table-cell>
          <table:table-cell table:style-name="ce7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1</text:p>
          </table:table-cell>
          <table:table-cell table:formula="oooc:=[.C8]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ЛОЖЬ</text:p>
          </table:table-cell>
          <table:table-cell table:style-name="ce8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1</text:p>
          </table:table-cell>
          <table:table-cell table:formula="oooc:=[.C10]=[.D10]" office:value-type="boolean" office:boolean-value="true">
            <text:p>ИСТИНА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ЛОЖ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38032</text:p>
          </table:table-cell>
          <table:table-cell table:formula="oooc:=[.C12]" office:value-type="date" office:date-value="2004-02-15">
            <text:p>15.02.04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office:value-type="string">
            <text:p>15.02.2004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 table:number-columns-repeated="245"/>
        </table:table-row>
        <table:table-row table:style-name="ro2">
          <table:table-cell office:value-type="string">
            <text:p>Fraction is 12345'6789</text:p>
          </table:table-cell>
          <table:table-cell table:formula="oooc:=[.C15]&amp;&quot; is &quot;&amp;[.D15]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office:value-type="string">
            <text:p>Exponent</text:p>
          </table:table-cell>
          <table:table-cell table:style-name="ce6" office:value-type="float" office:value="1200000">
            <text:p>1,20E+0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'1</text:p>
          </table:table-cell>
          <table:table-cell table:formula="oooc:=[.C18]&amp;&quot; is &quot;&amp;[.D18]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7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8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8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12</text:p>
          </table:table-cell>
          <table:table-cell table:formula="oooc:=[.D25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1.2*10^[.C25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number-columns-repeated="244"/>
        </table:table-row>
        <table:table-row table:style-name="ro2">
          <table:table-cell office:value-type="string">
            <text:p>120</text:p>
          </table:table-cell>
          <table:table-cell table:formula="oooc:=[.D26]"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ooc:=1.2*10^[.C26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</text:p>
          </table:table-cell>
          <table:table-cell table:formula="oooc:=[.D27]" office:value-type="float" office:value="1200">
            <text:p>1200</text:p>
          </table:table-cell>
          <table:table-cell office:value-type="float" office:value="3">
            <text:p>3</text:p>
          </table:table-cell>
          <table:table-cell table:formula="oooc:=1.2*10^[.C27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</text:p>
          </table:table-cell>
          <table:table-cell table:formula="oooc:=[.D28]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formula="oooc:=1.2*10^[.C28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0</text:p>
          </table:table-cell>
          <table:table-cell table:formula="oooc:=[.D29]" office:value-type="float" office:value="120000">
            <text:p>120000</text:p>
          </table:table-cell>
          <table:table-cell office:value-type="float" office:value="5">
            <text:p>5</text:p>
          </table:table-cell>
          <table:table-cell table:formula="oooc:=1.2*10^[.C29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</text:p>
          </table:table-cell>
          <table:table-cell table:formula="oooc:=[.D30]" office:value-type="float" office:value="1200000">
            <text:p>1200000</text:p>
          </table:table-cell>
          <table:table-cell office:value-type="float" office:value="6">
            <text:p>6</text:p>
          </table:table-cell>
          <table:table-cell table:formula="oooc:=1.2*10^[.C30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0</text:p>
          </table:table-cell>
          <table:table-cell table:formula="oooc:=[.D31]" office:value-type="float" office:value="12000000">
            <text:p>12000000</text:p>
          </table:table-cell>
          <table:table-cell office:value-type="float" office:value="7">
            <text:p>7</text:p>
          </table:table-cell>
          <table:table-cell table:formula="oooc:=1.2*10^[.C31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</text:p>
          </table:table-cell>
          <table:table-cell table:formula="oooc:=[.D32]" office:value-type="float" office:value="120000000">
            <text:p>120000000</text:p>
          </table:table-cell>
          <table:table-cell office:value-type="float" office:value="8">
            <text:p>8</text:p>
          </table:table-cell>
          <table:table-cell table:formula="oooc:=1.2*10^[.C32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office:value-type="float" office:value="9">
            <text:p>9</text:p>
          </table:table-cell>
          <table:table-cell table:formula="oooc:=1.2*10^[.C33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office:value-type="float" office:value="10">
            <text:p>10</text:p>
          </table:table-cell>
          <table:table-cell table:formula="oooc:=1.2*10^[.C34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office:value-type="float" office:value="11">
            <text:p>11</text:p>
          </table:table-cell>
          <table:table-cell table:formula="oooc:=1.2*10^[.C35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office:value-type="float" office:value="12">
            <text:p>12</text:p>
          </table:table-cell>
          <table:table-cell table:formula="oooc:=1.2*10^[.C36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office:value-type="float" office:value="13">
            <text:p>13</text:p>
          </table:table-cell>
          <table:table-cell table:formula="oooc:=1.2*10^[.C37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office:value-type="float" office:value="14">
            <text:p>14</text:p>
          </table:table-cell>
          <table:table-cell table:formula="oooc:=1.2*10^[.C38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</text:p>
          </table:table-cell>
          <table:table-cell table:formula="oooc:=[.D39]" office:value-type="float" office:value="1.2E+015">
            <text:p>1,20000E+015</text:p>
          </table:table-cell>
          <table:table-cell office:value-type="float" office:value="15">
            <text:p>15</text:p>
          </table:table-cell>
          <table:table-cell table:formula="oooc:=1.2*10^[.C39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</text:p>
          </table:table-cell>
          <table:table-cell table:formula="oooc:=[.D40]" office:value-type="float" office:value="1.2E+016">
            <text:p>1,20000E+016</text:p>
          </table:table-cell>
          <table:table-cell office:value-type="float" office:value="16">
            <text:p>16</text:p>
          </table:table-cell>
          <table:table-cell table:formula="oooc:=1.2*10^[.C40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</text:p>
          </table:table-cell>
          <table:table-cell table:formula="oooc:=[.D41]" office:value-type="float" office:value="1.2E+017">
            <text:p>1,20000E+017</text:p>
          </table:table-cell>
          <table:table-cell office:value-type="float" office:value="17">
            <text:p>17</text:p>
          </table:table-cell>
          <table:table-cell table:formula="oooc:=1.2*10^[.C41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</text:p>
          </table:table-cell>
          <table:table-cell table:formula="oooc:=[.D42]" office:value-type="float" office:value="1.2E+018">
            <text:p>1,20000E+018</text:p>
          </table:table-cell>
          <table:table-cell office:value-type="float" office:value="18">
            <text:p>18</text:p>
          </table:table-cell>
          <table:table-cell table:formula="oooc:=1.2*10^[.C42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0</text:p>
          </table:table-cell>
          <table:table-cell table:formula="oooc:=[.D43]" office:value-type="float" office:value="1.2E+019">
            <text:p>1,20000E+019</text:p>
          </table:table-cell>
          <table:table-cell office:value-type="float" office:value="19">
            <text:p>19</text:p>
          </table:table-cell>
          <table:table-cell table:formula="oooc:=1.2*10^[.C43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E+20</text:p>
          </table:table-cell>
          <table:table-cell table:formula="oooc:=[.D44]" office:value-type="float" office:value="1.2E+020">
            <text:p>1,20000E+020</text:p>
          </table:table-cell>
          <table:table-cell office:value-type="float" office:value="20">
            <text:p>20</text:p>
          </table:table-cell>
          <table:table-cell table:formula="oooc:=1.2*10^[.C44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'2E+21</text:p>
          </table:table-cell>
          <table:table-cell table:formula="oooc:=[.D45]" office:value-type="float" office:value="1.2E+021">
            <text:p>1,20000E+021</text:p>
          </table:table-cell>
          <table:table-cell office:value-type="float" office:value="21">
            <text:p>21</text:p>
          </table:table-cell>
          <table:table-cell table:formula="oooc:=1.2*10^[.C45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2340000000000000000</text:p>
          </table:table-cell>
          <table:table-cell table:formula="oooc:=[.D46]" office:value-type="float" office:value="1.234E+019">
            <text:p>1,23400E+019</text:p>
          </table:table-cell>
          <table:table-cell office:value-type="float" office:value="18">
            <text:p>18</text:p>
          </table:table-cell>
          <table:table-cell table:formula="oooc:=12.34*10^[.C46]" office:value-type="float" office:value="1.234E+019">
            <text:p>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34E+20</text:p>
          </table:table-cell>
          <table:table-cell table:formula="oooc:=[.D47]" office:value-type="float" office:value="1.234E+020">
            <text:p>1,23400E+020</text:p>
          </table:table-cell>
          <table:table-cell office:value-type="float" office:value="19">
            <text:p>19</text:p>
          </table:table-cell>
          <table:table-cell table:formula="oooc:=12.34*10^[.C47]" office:value-type="float" office:value="1.234E+020">
            <text:p>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-12340000000000000000</text:p>
          </table:table-cell>
          <table:table-cell table:formula="oooc:=[.D48]" office:value-type="float" office:value="-1.234E+019">
            <text:p>-1,23400E+019</text:p>
          </table:table-cell>
          <table:table-cell office:value-type="float" office:value="18">
            <text:p>18</text:p>
          </table:table-cell>
          <table:table-cell table:formula="oooc:=-(12.34*10^[.C48])" office:value-type="float" office:value="-1.234E+019">
            <text:p>-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1'234E+20</text:p>
          </table:table-cell>
          <table:table-cell table:formula="oooc:=[.D49]" office:value-type="float" office:value="-1.234E+020">
            <text:p>-1,23400E+020</text:p>
          </table:table-cell>
          <table:table-cell office:value-type="float" office:value="19">
            <text:p>19</text:p>
          </table:table-cell>
          <table:table-cell table:formula="oooc:=-(12.34*10^[.C49])" office:value-type="float" office:value="-1.234E+020">
            <text:p>-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51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52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53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54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55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56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57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58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59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60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61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62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63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64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&quot;Str &quot;&amp;[.D65]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65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&quot;Str &quot;&amp;[.D66]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66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&quot;Str &quot;&amp;[.D67]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67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&quot;Str &quot;&amp;[.D68]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68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&quot;Str &quot;&amp;[.D69]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69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'2E+20</text:p>
          </table:table-cell>
          <table:table-cell table:formula="oooc:=&quot;Str &quot;&amp;[.D70]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70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'2E+21</text:p>
          </table:table-cell>
          <table:table-cell table:formula="oooc:=&quot;Str &quot;&amp;[.D71]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71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2340000000000000000</text:p>
          </table:table-cell>
          <table:table-cell table:formula="oooc:=&quot;Str &quot;&amp;[.D72]" office:value-type="string" office:string-value="Str 1,234E+019">
            <text:p>Str 1,234E+019</text:p>
          </table:table-cell>
          <table:table-cell office:value-type="float" office:value="18">
            <text:p>18</text:p>
          </table:table-cell>
          <table:table-cell table:formula="oooc:=12.34*10^[.C72]" office:value-type="float" office:value="1.234E+019">
            <text:p>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'234E+20</text:p>
          </table:table-cell>
          <table:table-cell table:formula="oooc:=&quot;Str &quot;&amp;[.D73]" office:value-type="string" office:string-value="Str 1,234E+020">
            <text:p>Str 1,234E+020</text:p>
          </table:table-cell>
          <table:table-cell office:value-type="float" office:value="19">
            <text:p>19</text:p>
          </table:table-cell>
          <table:table-cell table:formula="oooc:=12.34*10^[.C73]" office:value-type="float" office:value="1.234E+020">
            <text:p>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-12340000000000000000</text:p>
          </table:table-cell>
          <table:table-cell table:formula="oooc:=&quot;Str &quot;&amp;[.D74]" office:value-type="string" office:string-value="Str -1,234E+019">
            <text:p>Str -1,234E+019</text:p>
          </table:table-cell>
          <table:table-cell office:value-type="float" office:value="18">
            <text:p>18</text:p>
          </table:table-cell>
          <table:table-cell table:formula="oooc:=-(12.34*10^[.C74])" office:value-type="float" office:value="-1.234E+019">
            <text:p>-1,234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-1'234E+20</text:p>
          </table:table-cell>
          <table:table-cell table:formula="oooc:=&quot;Str &quot;&amp;[.D75]" office:value-type="string" office:string-value="Str -1,234E+020">
            <text:p>Str -1,234E+020</text:p>
          </table:table-cell>
          <table:table-cell office:value-type="float" office:value="19">
            <text:p>19</text:p>
          </table:table-cell>
          <table:table-cell table:formula="oooc:=-(12.34*10^[.C75])" office:value-type="float" office:value="-1.234E+020">
            <text:p>-1,234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raction is 12345'6789</text:p>
          </table:table-cell>
          <table:table-cell table:formula="oooc:=CONCATENATE([.C78];&quot; is &quot;;[.D78])" office:value-type="string" office:string-value="Fraction is 12345,6789">
            <text:p>Fraction is 12345,6789</text:p>
          </table:table-cell>
          <table:table-cell office:value-type="string">
            <text:p>Fraction</text:p>
          </table:table-cell>
          <table:table-cell office:value-type="float" office:value="12345.6789">
            <text:p>12345,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office:value-type="string">
            <text:p>Exponent</text:p>
          </table:table-cell>
          <table:table-cell table:style-name="ce6" office:value-type="float" office:value="12000000000">
            <text:p>1,20E+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'1</text:p>
          </table:table-cell>
          <table:table-cell table:formula="oooc:=CONCATENATE([.C81];&quot; is &quot;;[.D81])" office:value-type="string" office:string-value="Percent is 0,1">
            <text:p>Percent is 0,1</text:p>
          </table:table-cell>
          <table:table-cell office:value-type="string">
            <text:p>Percent</text:p>
          </table:table-cell>
          <table:table-cell table:style-name="ce7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8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8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([.C85]=[.D85])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([.C86]=[.D86])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88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 table:number-columns-repeated="245"/>
        </table:table-row>
        <table:table-row table:style-name="ro2">
          <table:table-cell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89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90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91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92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93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94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95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96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97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98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99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100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101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CONCATENATE(&quot;Str &quot;;[.D102])" office:value-type="string" office:string-value="Str 1,2E+015">
            <text:p>Str 1,2E+015</text:p>
          </table:table-cell>
          <table:table-cell office:value-type="float" office:value="15">
            <text:p>15</text:p>
          </table:table-cell>
          <table:table-cell table:formula="oooc:=1.2*10^[.C102]" office:value-type="float" office:value="1.2E+015">
            <text:p>1,2000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CONCATENATE(&quot;Str &quot;;[.D103])" office:value-type="string" office:string-value="Str 1,2E+016">
            <text:p>Str 1,2E+016</text:p>
          </table:table-cell>
          <table:table-cell office:value-type="float" office:value="16">
            <text:p>16</text:p>
          </table:table-cell>
          <table:table-cell table:formula="oooc:=1.2*10^[.C103]" office:value-type="float" office:value="1.2E+016">
            <text:p>1,2000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CONCATENATE(&quot;Str &quot;;[.D104])" office:value-type="string" office:string-value="Str 1,2E+017">
            <text:p>Str 1,2E+017</text:p>
          </table:table-cell>
          <table:table-cell office:value-type="float" office:value="17">
            <text:p>17</text:p>
          </table:table-cell>
          <table:table-cell table:formula="oooc:=1.2*10^[.C104]" office:value-type="float" office:value="1.2E+017">
            <text:p>1,2000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CONCATENATE(&quot;Str &quot;;[.D105])" office:value-type="string" office:string-value="Str 1,2E+018">
            <text:p>Str 1,2E+018</text:p>
          </table:table-cell>
          <table:table-cell office:value-type="float" office:value="18">
            <text:p>18</text:p>
          </table:table-cell>
          <table:table-cell table:formula="oooc:=1.2*10^[.C105]" office:value-type="float" office:value="1.2E+018">
            <text:p>1,2000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CONCATENATE(&quot;Str &quot;;[.D106])" office:value-type="string" office:string-value="Str 1,2E+019">
            <text:p>Str 1,2E+019</text:p>
          </table:table-cell>
          <table:table-cell office:value-type="float" office:value="19">
            <text:p>19</text:p>
          </table:table-cell>
          <table:table-cell table:formula="oooc:=1.2*10^[.C106]" office:value-type="float" office:value="1.2E+019">
            <text:p>1,2000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'2E+20</text:p>
          </table:table-cell>
          <table:table-cell table:formula="oooc:=CONCATENATE(&quot;Str &quot;;[.D107])" office:value-type="string" office:string-value="Str 1,2E+020">
            <text:p>Str 1,2E+020</text:p>
          </table:table-cell>
          <table:table-cell office:value-type="float" office:value="20">
            <text:p>20</text:p>
          </table:table-cell>
          <table:table-cell table:formula="oooc:=1.2*10^[.C107]" office:value-type="float" office:value="1.2E+020">
            <text:p>1,2000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'2E+21</text:p>
          </table:table-cell>
          <table:table-cell table:formula="oooc:=CONCATENATE(&quot;Str &quot;;[.D108])" office:value-type="string" office:string-value="Str 1,2E+021">
            <text:p>Str 1,2E+021</text:p>
          </table:table-cell>
          <table:table-cell office:value-type="float" office:value="21">
            <text:p>21</text:p>
          </table:table-cell>
          <table:table-cell table:formula="oooc:=1.2*10^[.C108]" office:value-type="float" office:value="1.2E+021">
            <text:p>1,2000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3" table:number-rows-repeated="6542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3">13.12.2007</text:date>, <text:time>21:5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2-13T21:55:13</dc:date>
    <meta:editing-cycles>1</meta:editing-cycles>
    <meta:editing-duration>PT2M16S</meta:editing-duration>
    <meta:user-defined meta:name="Info 1"/>
    <meta:user-defined meta:name="Info 2"/>
    <meta:user-defined meta:name="Info 3"/>
    <meta:user-defined meta:name="Info 4"/>
    <meta:document-statistic meta:table-count="1" meta:cell-count="580"/>
  </office:meta>
</office:document-meta>
</file>